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>
        <style:tab-stops/>
      </style:paragraph-properties>
      <style:text-properties style:font-name="Andale Mono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Century Gothic" fo:language="en" fo:country="US"/>
    </style:style>
    <style:style style:name="P4" style:family="paragraph" style:parent-style-name="Standard">
      <style:text-properties style:font-name="Century Gothic" fo:language="en" fo:country="US" fo:font-weight="bold" style:font-weight-asian="bold"/>
    </style:style>
    <style:style style:name="P5" style:family="paragraph" style:parent-style-name="Standard" style:list-style-name="WW8Num12">
      <style:text-properties style:font-name="Century Gothic" fo:language="en" fo:country="US"/>
    </style:style>
    <style:style style:name="P6" style:family="paragraph" style:parent-style-name="Standard">
      <style:paragraph-properties>
        <style:tab-stops/>
      </style:paragraph-properties>
      <style:text-properties style:font-name="Century Gothic" fo:font-size="11pt" fo:language="en" fo:country="US" style:font-size-asian="11pt"/>
    </style:style>
    <style:style style:name="P7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9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>
        <style:tab-stops/>
      </style:paragraph-properties>
      <style:text-properties style:font-name="Andale Mono" fo:font-size="12pt" fo:font-weight="bold" style:font-size-asian="12pt" style:font-weight-asian="bold" style:font-size-complex="12pt" style:font-weight-complex="bold"/>
    </style:style>
    <style:style style:name="P13" style:family="paragraph" style:parent-style-name="Subtitle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ndale Mono"/>
    </style:style>
    <style:style style:name="T4" style:family="text">
      <style:text-properties style:font-name="Andale Mono" fo:font-weight="bold" style:font-weight-asian="bold" style:font-weight-complex="bold"/>
    </style:style>
    <style:style style:name="T5" style:family="text">
      <style:text-properties style:font-name="Andale Mono" fo:language="en" fo:country="US"/>
    </style:style>
    <style:style style:name="T6" style:family="text">
      <style:text-properties style:font-name="Andale Mono" fo:language="en" fo:country="US"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style:font-name="Century Gothic1"/>
    </style:style>
    <style:style style:name="T10" style:family="text">
      <style:text-properties style:font-name="Century Gothic1" fo:language="en" fo:country="US"/>
    </style:style>
    <style:style style:name="T11" style:family="text">
      <style:text-properties style:font-name="Century Gothic1" fo:language="en" fo:country="US" fo:font-weight="bold" style:font-weight-asian="bold" style:font-weight-complex="bold"/>
    </style:style>
    <style:style style:name="T12" style:family="text">
      <style:text-properties style:font-name="Andale Mono" fo:font-weight="bold" style:font-weight-asian="bold" style:font-weight-complex="bold"/>
    </style:style>
    <style:style style:name="T13" style:family="text">
      <style:text-properties style:font-name="Andale Mono" fo:language="en" fo:country="US"/>
    </style:style>
    <style:style style:name="T14" style:family="text">
      <style:text-properties style:font-name="Andale Mono" fo:language="en" fo:country="US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13"><text:tab/>- Abstract Class &amp; Interface</text:p>
      <text:p text:style-name="P3"/>
      <text:p text:style-name="P4">Objective :</text:p>
      <text:list xml:id="list44960631" text:style-name="WW8Num12">
        <text:list-item>
          <text:p text:style-name="P5">Memahami Abstract Class &amp; Interface</text:p>
        </text:list-item>
      </text:list>
      <text:p text:style-name="P6"/>
      <text:p text:style-name="P7">Tugas praktikum :</text:p>
      <text:p text:style-name="P7"/>
      <text:p text:style-name="P8"><text:span text:style-name="T1">Praktikum Soal 1<text:line-break/><text:line-break/><text:tab/></text:span><text:span text:style-name="T2">1. Buatlah file Hewan.java.</text:span></text:p>
      <text:p text:style-name="P9"><text:tab/>2. Edit file Hewan.java dengan sintaks seperti ini :<text:line-break/><text:line-break/><text:span text:style-name="T4">abstract class Hewan {</text:span></text:p>
      <text:p text:style-name="P9"><text:span text:style-name="T4"><text:s text:c="4"/><text:tab/>protected String nama;</text:span></text:p>
      <text:p text:style-name="P9"><text:span text:style-name="T4"><text:s text:c="3"/><text:tab/>protected int jumKaki;</text:span></text:p>
      <text:p text:style-name="P9"><text:span text:style-name="T4"><text:s text:c="4"/><text:tab/>protected boolean bisaTerbang = false; </text:span></text:p>
      <text:p text:style-name="P9"><text:span text:style-name="T4"><text:s/></text:span></text:p>
      <text:p text:style-name="P9"><text:span text:style-name="T4"><text:s text:c="4"/><text:tab/>public Hewan(String nama, int kaki, boolean terbang) {</text:span></text:p>
      <text:p text:style-name="P9"><text:span text:style-name="T4"><text:s text:c="8"/>this.nama = nama;</text:span></text:p>
      <text:p text:style-name="P9"><text:span text:style-name="T4"><text:s text:c="8"/>jumKaki = kaki;</text:span></text:p>
      <text:p text:style-name="P9"><text:span text:style-name="T4"><text:s text:c="8"/>bisaTerbang = terbang;</text:span></text:p>
      <text:p text:style-name="P9"><text:span text:style-name="T4"><text:s text:c="4"/>}</text:span></text:p>
      <text:p text:style-name="P9"><text:span text:style-name="T4"><text:s text:c="4"/>public abstract void bersuara();</text:span></text:p>
      <text:p text:style-name="P9"><text:span text:style-name="T4"></text:span></text:p>
      <text:p text:style-name="P9"><text:span text:style-name="T4"><text:s text:c="4"/>public static void makan() {</text:span></text:p>
      <text:p text:style-name="P9"><text:span text:style-name="T4"><text:s text:c="8"/>System.out.println("nyam, nyam, nyam");</text:span></text:p>
      <text:p text:style-name="P9"><text:span text:style-name="T4"><text:s text:c="4"/>}</text:span></text:p>
      <text:p text:style-name="P9"><text:span text:style-name="T4"/></text:p>
      <text:p text:style-name="P9"><text:span text:style-name="T4"><text:s text:c="4"/>public void isHewan() {</text:span></text:p>
      <text:p text:style-name="P9"><text:span text:style-name="T4"><text:s text:c="8"/>System.out.println("nama : " + nama);</text:span></text:p>
      <text:p text:style-name="P9"><text:span text:style-name="T4"><text:s text:c="8"/>System.out.println("jumlah kaki : " + jumKaki);</text:span></text:p>
      <text:p text:style-name="P9"><text:span text:style-name="T4"><text:s text:c="8"/>System.out.println("bisa terbang : " + bisaTerbang);</text:span></text:p>
      <text:p text:style-name="P9"><text:span text:style-name="T4"><text:s text:c="4"/>} </text:span></text:p>
      <text:p text:style-name="P9"><text:span text:style-name="T4">}</text:span><text:span text:style-name="T3"><text:line-break/><text:line-break/><text:tab/></text:span>3. Buatlah file Manusia.java.<text:span text:style-name="T3"><text:line-break/><text:tab/></text:span>4. Edit file Manusia.java dengan sintaks seperti ini :<text:span text:style-name="T5"><text:line-break/><text:line-break/></text:span><text:span text:style-name="T6">interface Manusia {</text:span></text:p>
      <text:p text:style-name="P9"><text:span text:style-name="T6"><text:s text:c="4"/>public void menyanyi();</text:span></text:p>
      <text:p text:style-name="P9"><text:span text:style-name="T6"><text:s text:c="4"/>public void ketawa();</text:span></text:p>
      <text:p text:style-name="P9"><text:span text:style-name="T6">}</text:span><text:line-break/><text:tab/><text:tab/></text:p>
      <text:p text:style-name="P9"><text:span text:style-name="T7"><text:tab/>5. Buatlah file Perkutut.java.</text:span><text:span text:style-name="T5"><text:line-break/><text:tab/></text:span><text:span text:style-name="T7">6. Edit file Perkutut.java dengan sintaks seperti ini :</text:span><text:span text:style-name="T5"><text:line-break/><text:line-break/></text:span><text:span text:style-name="T6">class Perkutut extends Hewan {</text:span></text:p>
      <text:p text:style-name="P9"><text:span text:style-name="T6"><text:s text:c="4"/>public Perkutut() </text:span></text:p>
      <text:p text:style-name="P9"><text:soft-page-break/><text:span text:style-name="T6"><text:s text:c="8"/>super("perkutut",2,true); </text:span></text:p>
      <text:p text:style-name="P9"><text:span text:style-name="T6"><text:s text:c="4"/>}</text:span></text:p>
      <text:p text:style-name="P9"><text:span text:style-name="T6"/></text:p>
      <text:p text:style-name="P9"><text:span text:style-name="T6"><text:s text:c="4"/>public void bersuara() {</text:span></text:p>
      <text:p text:style-name="P9"><text:span text:style-name="T6"><text:s text:c="8"/>System.out.println("\ncuit, cuit, cuit");</text:span></text:p>
      <text:p text:style-name="P9"><text:span text:style-name="T6"><text:s text:c="4"/>}</text:span></text:p>
      <text:p text:style-name="P9"><text:span text:style-name="T6"/></text:p>
      <text:p text:style-name="P9"><text:span text:style-name="T6"><text:s text:c="4"/>public static void main(String[] args) {</text:span></text:p>
      <text:p text:style-name="P9"><text:span text:style-name="T6"><text:s text:c="8"/>Perkutut p = new Perkutut();</text:span></text:p>
      <text:p text:style-name="P9"><text:span text:style-name="T6"><text:s text:c="8"/>p.isHewan();</text:span></text:p>
      <text:p text:style-name="P9"><text:span text:style-name="T6"><text:s text:c="8"/>p.bersuara();</text:span></text:p>
      <text:p text:style-name="P9"><text:span text:style-name="T6"><text:s text:c="4"/>}</text:span></text:p>
      <text:p text:style-name="P9"><text:span text:style-name="T6">}<text:line-break/><text:line-break/><text:tab/></text:span><text:span text:style-name="T7">7. Buatlah file Sapi.java.<text:line-break/><text:tab/>8. Edit file Sapi.java dengan sintaks seperti ini :</text:span><text:span text:style-name="T5"><text:line-break/><text:line-break/></text:span><text:span text:style-name="T6">class Sapi extends Hewan {</text:span></text:p>
      <text:p text:style-name="P9"><text:span text:style-name="T6"><text:s text:c="4"/>public Sapi() {</text:span></text:p>
      <text:p text:style-name="P9"><text:span text:style-name="T6"><text:s text:c="8"/>super("sapi", 4, false);</text:span></text:p>
      <text:p text:style-name="P9"><text:span text:style-name="T6"><text:s text:c="4"/>}</text:span></text:p>
      <text:p text:style-name="P9"><text:span text:style-name="T6"/></text:p>
      <text:p text:style-name="P9"><text:span text:style-name="T6"><text:s text:c="4"/>public void bersuara() {</text:span></text:p>
      <text:p text:style-name="P9"><text:span text:style-name="T6"><text:s text:c="8"/>System.out.println("\nemoh…,emoh…");</text:span></text:p>
      <text:p text:style-name="P9"><text:span text:style-name="T6"><text:s text:c="4"/>}</text:span></text:p>
      <text:p text:style-name="P9"><text:span text:style-name="T6"><text:s text:c="4"/></text:span></text:p>
      <text:p text:style-name="P9"><text:span text:style-name="T6"><text:s text:c="4"/>public static void main(String[] args) {</text:span></text:p>
      <text:p text:style-name="P9"><text:span text:style-name="T6"><text:s text:c="8"/>Sapi s = new Sapi();</text:span></text:p>
      <text:p text:style-name="P9"><text:span text:style-name="T6"><text:s text:c="8"/>s.isHewan();</text:span></text:p>
      <text:p text:style-name="P9"><text:span text:style-name="T6"><text:s text:c="8"/>s.bersuara();</text:span></text:p>
      <text:p text:style-name="P9"><text:span text:style-name="T6"><text:s text:c="4"/>}</text:span></text:p>
      <text:p text:style-name="P9"><text:span text:style-name="T6">}<text:line-break/><text:line-break/><text:tab/></text:span><text:span text:style-name="T7">9. Buatlah file SpongeBob.java.<text:line-break/><text:tab/>10. Edit file SPongeBob.java dengan sintaks seperti ini :<text:line-break/><text:line-break/></text:span><text:span text:style-name="T6">class SpongeBob extends Hewan implements Manusia {</text:span></text:p>
      <text:p text:style-name="P9"><text:span text:style-name="T6"><text:s text:c="4"/>public SpongeBob() {</text:span></text:p>
      <text:p text:style-name="P9"><text:span text:style-name="T6"><text:s text:c="8"/>super("sponge bob", 2, false); </text:span></text:p>
      <text:p text:style-name="P9"><text:span text:style-name="T6"><text:s text:c="4"/>}</text:span></text:p>
      <text:p text:style-name="P9"><text:span text:style-name="T6"><text:s text:c="4"/>public void bersuara() {</text:span></text:p>
      <text:p text:style-name="P9"><text:span text:style-name="T6"><text:s text:c="8"/>System.out.println("\nhallo patrict…..");</text:span></text:p>
      <text:p text:style-name="P9"><text:span text:style-name="T6"><text:s text:c="4"/>}</text:span></text:p>
      <text:p text:style-name="P9"><text:span text:style-name="T6"><text:s text:c="4"/>public void menyanyi() {</text:span></text:p>
      <text:p text:style-name="P9"><text:span text:style-name="T6"><text:s text:c="8"/>System.out.println("nye, nye, nye, wik, wik, wik"); <text:s text:c="6"/></text:span></text:p>
      <text:p text:style-name="P9"><text:span text:style-name="T6"><text:s text:c="4"/>}</text:span></text:p>
      <text:p text:style-name="P9"><text:span text:style-name="T6"><text:s text:c="4"/>public void ketawa() {</text:span></text:p>
      <text:p text:style-name="P9"><text:span text:style-name="T6"><text:s text:c="8"/>System.out.println("kek, kek, kek");</text:span></text:p>
      <text:p text:style-name="P9"><text:span text:style-name="T6"><text:s text:c="4"/>}</text:span></text:p>
      <text:p text:style-name="P9"><text:soft-page-break/><text:span text:style-name="T6"><text:s text:c="4"/>public static void makan() {</text:span></text:p>
      <text:p text:style-name="P9"><text:span text:style-name="T6"><text:s text:c="8"/>System.out.println("uenak tenan…");</text:span></text:p>
      <text:p text:style-name="P9"><text:span text:style-name="T6"><text:s text:c="4"/>}</text:span></text:p>
      <text:p text:style-name="P9"><text:span text:style-name="T6"><text:s text:c="4"/>public void makan2() {</text:span></text:p>
      <text:p text:style-name="P9"><text:span text:style-name="T6"><text:s text:c="8"/>super.makan();</text:span></text:p>
      <text:p text:style-name="P9"><text:span text:style-name="T6"><text:s text:c="4"/>}</text:span></text:p>
      <text:p text:style-name="P9"><text:span text:style-name="T6"><text:s text:c="4"/>public static void main(String[] args) {</text:span></text:p>
      <text:p text:style-name="P9"><text:span text:style-name="T6"><text:s text:c="8"/>SpongeBob s = new SpongeBob();</text:span></text:p>
      <text:p text:style-name="P9"><text:span text:style-name="T6"><text:s text:c="8"/>s.isHewan();</text:span></text:p>
      <text:p text:style-name="P9"><text:span text:style-name="T6"><text:s text:c="8"/>s.bersuara();</text:span></text:p>
      <text:p text:style-name="P9"><text:span text:style-name="T6"><text:s text:c="8"/>s.menyanyi();</text:span></text:p>
      <text:p text:style-name="P9"><text:span text:style-name="T6"><text:s text:c="8"/>s.ketawa();</text:span></text:p>
      <text:p text:style-name="P9"><text:span text:style-name="T6"><text:s text:c="8"/>s.makan2();</text:span></text:p>
      <text:p text:style-name="P9"><text:span text:style-name="T6"><text:s text:c="8"/>Hewan.makan();</text:span></text:p>
      <text:p text:style-name="P9"><text:span text:style-name="T6"><text:s text:c="8"/>makan();</text:span></text:p>
      <text:p text:style-name="P9"><text:span text:style-name="T6"><text:s text:c="4"/>}</text:span></text:p>
      <text:p text:style-name="P9"><text:span text:style-name="T6">}<text:line-break/><text:line-break/><text:tab/></text:span><text:span text:style-name="T7">11. Compile file SpongeBob.java menggunakan java compiler (javac) <text:line-break/><text:tab/> <text:s text:c="5"/>dengan -cp :<text:line-break/><text:line-break/><text:tab/><text:tab/></text:span><text:span text:style-name="T6">$ javac -cp ./;. SpongeBob.java</text:span><text:span text:style-name="T5"><text:line-break/><text:line-break/><text:tab/></text:span><text:span text:style-name="T7">12. Setelah kompilasi berhasil, running file SpongeBob.java menggunakan</text:span></text:p>
      <text:p text:style-name="P9"><text:span text:style-name="T7"><text:tab/> <text:s text:c="5"/>perintah seperti berikut :<text:line-break/><text:tab/><text:line-break/><text:tab/><text:tab/></text:span><text:span text:style-name="T6">$ java -cp ./;. SpongeBob<text:line-break/><text:line-break/><text:tab/></text:span><text:span text:style-name="T7">13. Setelah running berhasil, hasil output akan tampil seperti dibawah ini :</text:span><text:span text:style-name="T5"><text:line-break/><text:line-break/><text:tab/><text:tab/></text:span><text:span text:style-name="T6">nama : sponge bob</text:span></text:p>
      <text:p text:style-name="P9"><text:span text:style-name="T6"><text:tab/><text:tab/>jumlah kaki : 2</text:span></text:p>
      <text:p text:style-name="P9"><text:span text:style-name="T6"><text:tab/><text:tab/>bisa terbang : false</text:span></text:p>
      <text:p text:style-name="P9"><text:span text:style-name="T6"></text:span></text:p>
      <text:p text:style-name="P9"><text:span text:style-name="T6"><text:tab/><text:tab/>hallo patrict…..</text:span></text:p>
      <text:p text:style-name="P9"><text:span text:style-name="T6"><text:tab/><text:tab/>nye, nye, nye, wik, wik, wik</text:span></text:p>
      <text:p text:style-name="P9"><text:span text:style-name="T6"><text:tab/><text:tab/>kek, kek, kek</text:span></text:p>
      <text:p text:style-name="P9"><text:span text:style-name="T6"><text:tab/><text:tab/>nyam, nyam, nyam</text:span></text:p>
      <text:p text:style-name="P9"><text:span text:style-name="T6"><text:tab/><text:tab/>nyam, nyam, nyam</text:span></text:p>
      <text:p text:style-name="P9"><text:span text:style-name="T6"><text:tab/><text:tab/>uenak tenan…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oft-page-break/>Praktikum Soal 2<text:line-break/><text:line-break/><text:tab/><text:span text:style-name="T2">1. Buatlah file A.java.</text:span></text:p>
      <text:p text:style-name="P9"><text:tab/>2. Edit file A.java dengan sintaks seperti ini :<text:line-break/><text:line-break/><text:span text:style-name="T4">abstract class A {</text:span></text:p>
      <text:p text:style-name="P9"><text:span text:style-name="T4"><text:tab/>abstract public void method2();</text:span></text:p>
      <text:p text:style-name="P9"><text:span text:style-name="T4"><text:tab/>public void method1() {</text:span></text:p>
      <text:p text:style-name="P9"><text:span text:style-name="T4"><text:tab/><text:tab/>System.out.println("method konkrit dari class A");</text:span></text:p>
      <text:p text:style-name="P9"><text:span text:style-name="T4"><text:tab/>}</text:span></text:p>
      <text:p text:style-name="P9"><text:span text:style-name="T4">}</text:span><text:span text:style-name="T3"><text:line-break/><text:line-break/><text:tab/></text:span>3. Buatlah file B.java.<text:span text:style-name="T3"><text:line-break/><text:tab/></text:span>4. Edit file B.java dengan sintaks seperti ini :<text:span text:style-name="T5"><text:line-break/><text:line-break/></text:span><text:span text:style-name="T6">class B extends A{</text:span></text:p>
      <text:p text:style-name="P9"><text:span text:style-name="T6"><text:tab/>public void method2() {</text:span></text:p>
      <text:p text:style-name="P9"><text:span text:style-name="T6"><text:tab/><text:tab/>System.out.println("method abstrak yang sudah <text:line-break/><text:tab/><text:tab/>menjadi konkrit dalam class B");</text:span></text:p>
      <text:p text:style-name="P9"><text:span text:style-name="T6"><text:tab/>}</text:span></text:p>
      <text:p text:style-name="P9"><text:span text:style-name="T6">}<text:line-break/><text:line-break/><text:tab/></text:span><text:span text:style-name="T10">5. Buatlah file Latjava.java.<text:line-break/><text:tab/>6. Edit fil</text:span><text:span text:style-name="T7">e Latjava.java dengan sintaks seperti ini :</text:span><text:span text:style-name="T6"><text:line-break/><text:line-break/>class Latjava {</text:span></text:p>
      <text:p text:style-name="P9"><text:span text:style-name="T6"><text:tab/>public static void main(String[] args) {</text:span></text:p>
      <text:p text:style-name="P9"><text:span text:style-name="T6"><text:tab/><text:tab/>B ob= new B() ;</text:span></text:p>
      <text:p text:style-name="P9"><text:span text:style-name="T6"><text:tab/><text:tab/>ob.method1();</text:span></text:p>
      <text:p text:style-name="P9"><text:span text:style-name="T6"><text:tab/><text:tab/>ob.method2();</text:span></text:p>
      <text:p text:style-name="P9"><text:span text:style-name="T6"><text:tab/>}</text:span></text:p>
      <text:p text:style-name="P9"><text:span text:style-name="T6">}<text:line-break/><text:line-break/><text:tab/></text:span><text:span text:style-name="T10">7. Com</text:span><text:span text:style-name="T7">pile file Latjava.java menggunakan java compiler (javac) dengan -cp :<text:line-break/><text:line-break/><text:tab/><text:tab/></text:span><text:span text:style-name="T6">$ javac -cp ./;. Latjava.java</text:span><text:span text:style-name="T5"><text:line-break/><text:line-break/><text:tab/></text:span><text:span text:style-name="T10">8. Sete</text:span><text:span text:style-name="T7">lah kompilasi berhasil, running file Latjava.java menggunakan</text:span></text:p>
      <text:p text:style-name="P9"><text:span text:style-name="T7"><text:tab/> <text:s text:c="5"/>perintah seperti berikut :<text:line-break/><text:tab/><text:line-break/><text:tab/><text:tab/></text:span><text:span text:style-name="T6">$ java -cp ./;. Latjava<text:line-break/><text:line-break/><text:tab/></text:span><text:span text:style-name="T10">9. Se</text:span><text:span text:style-name="T7">telah running berhasil, hasil output akan tampil seperti dibawah ini :</text:span><text:span text:style-name="T5"><text:line-break/><text:line-break/><text:tab/></text:span><text:span text:style-name="T6">method konkrit dari class A</text:span></text:p>
      <text:p text:style-name="P9"><text:span text:style-name="T6"><text:tab/>method abstrak yang sudah menjadi konkrit dalam class B</text:span></text:p>
      <text:p text:style-name="P10"/>
      <text:p text:style-name="P10"/>
      <text:p text:style-name="P10"/>
      <text:p text:style-name="P11"><text:soft-page-break/>Praktikum Soal 3</text:p>
      <text:p text:style-name="P10"/>
      <text:p text:style-name="P10"><text:tab/>1. Buatlah file GraphicObject.java.</text:p>
      <text:p text:style-name="P9"><text:tab/>2. Edit file GraphicObject.java dengan sintaks seperti ini :<text:line-break/><text:line-break/><text:span text:style-name="T4">abstract class GraphicObject {</text:span></text:p>
      <text:p text:style-name="P2"><text:tab/>int x,y;</text:p>
      <text:p text:style-name="P2"><text:tab/>void moveTo(int newValueX, int newValueY) {</text:p>
      <text:p text:style-name="P2"><text:tab/><text:tab/>x = newValueX;</text:p>
      <text:p text:style-name="P2"><text:tab/><text:tab/>y = newValueY;</text:p>
      <text:p text:style-name="P2"><text:tab/>}</text:p>
      <text:p text:style-name="P2"><text:tab/>abstract void drawShape();</text:p>
      <text:p text:style-name="P2"><text:tab/>abstract void resize();</text:p>
      <text:p text:style-name="P2"></text:p>
      <text:p text:style-name="P9"><text:span text:style-name="T4">} </text:span><text:span text:style-name="T3"><text:line-break/><text:line-break/><text:tab/></text:span>3. Buatlah file Cicle.java.<text:span text:style-name="T3"><text:line-break/><text:tab/></text:span>4. Edit file Cicle.java dengan sintaks seperti ini :<text:span text:style-name="T5"><text:line-break/><text:line-break/></text:span><text:span text:style-name="T6">public class Circle extends GraphicObject {</text:span></text:p>
      <text:p text:style-name="P9"><text:span text:style-name="T6"><text:tab/>void resize() {</text:span></text:p>
      <text:p text:style-name="P9"><text:span text:style-name="T6"><text:tab/><text:tab/>System.out.println("Circle Resize");</text:span></text:p>
      <text:p text:style-name="P9"><text:span text:style-name="T6"><text:tab/>}</text:span></text:p>
      <text:p text:style-name="P9"><text:span text:style-name="T6"><text:tab/>void drawShape() {</text:span></text:p>
      <text:p text:style-name="P9"><text:span text:style-name="T6"><text:tab/><text:tab/>System.out.println("Circle Shape");</text:span></text:p>
      <text:p text:style-name="P9"><text:span text:style-name="T6"><text:tab/>}</text:span></text:p>
      <text:p text:style-name="P9"><text:span text:style-name="T6"><text:tab/>void posisition() {</text:span></text:p>
      <text:p text:style-name="P9"><text:span text:style-name="T6"><text:tab/><text:tab/>System.out.println(this.x + this.y);</text:span></text:p>
      <text:p text:style-name="P9"><text:span text:style-name="T6"><text:tab/>}</text:span></text:p>
      <text:p text:style-name="P9"><text:span text:style-name="T6">} <text:line-break/><text:line-break/><text:tab/></text:span><text:span text:style-name="T10">5. Buatlah file Main.java.<text:line-break/><text:tab/>6. Edit file Main.java denga</text:span><text:span text:style-name="T7">n sintaks seperti ini :<text:line-break/><text:line-break/></text:span><text:span text:style-name="T6">public class Main {</text:span></text:p>
      <text:p text:style-name="P2"><text:span text:style-name="T7"><text:tab/>public static void main(String[] args) {</text:span></text:p>
      <text:p text:style-name="P2"><text:span text:style-name="T7"><text:tab/><text:tab/>Circle Lingkaran = new Circle();</text:span></text:p>
      <text:p text:style-name="P2"><text:span text:style-name="T7"><text:tab/><text:tab/>Lingkaran.moveTo(5,5);</text:span></text:p>
      <text:p text:style-name="P2"><text:span text:style-name="T7"><text:tab/><text:tab/>Lingkaran.drawShape();</text:span></text:p>
      <text:p text:style-name="P2"><text:span text:style-name="T7"><text:tab/><text:tab/>Lingkaran.resize();</text:span></text:p>
      <text:p text:style-name="P2"><text:span text:style-name="T7"><text:tab/><text:tab/>Lingkaran.posisition();</text:span></text:p>
      <text:p text:style-name="P2"><text:span text:style-name="T7"><text:tab/>}</text:span></text:p>
      <text:p text:style-name="P9"><text:span text:style-name="T6">}</text:span><text:span text:style-name="T7"><text:line-break/></text:span><text:span text:style-name="T6"><text:line-break/><text:tab/></text:span><text:span text:style-name="T10">7. Compile</text:span><text:span text:style-name="T7"> file Main.java menggunakan java compiler (javac) <text:line-break/><text:tab/> <text:s text:c="3"/>dengan -cp :<text:line-break/><text:line-break/><text:tab/><text:tab/></text:span><text:span text:style-name="T6">$ javac -cp ./;. Main.java</text:span><text:span text:style-name="T5"><text:line-break/><text:line-break/></text:span><text:soft-page-break/><text:span text:style-name="T5"><text:tab/></text:span><text:span text:style-name="T10">8. Setelah</text:span><text:span text:style-name="T7"> kompilasi berhasil, running file Main.java <text:line-break/><text:tab/> <text:s text:c="3"/>menggunakan perintah seperti berikut :<text:line-break/><text:tab/><text:line-break/><text:tab/><text:tab/></text:span><text:span text:style-name="T6">$ java -cp ./;. Main<text:line-break/><text:line-break/></text:span><text:span text:style-name="T10"><text:tab/>9. Setelah runnin</text:span><text:span text:style-name="T7">g berhasil, hasil output akan tampil seperti dibawah ini :</text:span><text:span text:style-name="T5"><text:line-break/><text:line-break/><text:tab/><text:tab/></text:span><text:span text:style-name="T6">Circle Shape</text:span></text:p>
      <text:p text:style-name="P9"><text:span text:style-name="T6"><text:tab/><text:tab/>Circle Resize</text:span></text:p>
      <text:p text:style-name="P9"><text:span text:style-name="T6"><text:tab/><text:tab/>10</text:span></text:p>
      <text:p text:style-name="P10"/>
      <text:p text:style-name="P9"/>
      <text:p text:style-name="P11">Praktikum Soal 4</text:p>
      <text:p text:style-name="P10"/>
      <text:p text:style-name="P10"><text:tab/>1. Buatlah file Vehicle.java.</text:p>
      <text:p text:style-name="P9"><text:tab/>2. Edit file <text:span text:style-name="T7">Vehicle</text:span>.java dengan sintaks seperti ini :<text:line-break/><text:line-break/><text:span text:style-name="T4">abstract class Vehicle {</text:span></text:p>
      <text:p text:style-name="P9"><text:span text:style-name="T4"><text:tab/>int numofGears;</text:span></text:p>
      <text:p text:style-name="P9"><text:span text:style-name="T4"><text:tab/>String color;</text:span></text:p>
      <text:p text:style-name="P9"><text:span text:style-name="T4"><text:tab/>abstract boolean hasDiskBrake();</text:span></text:p>
      <text:p text:style-name="P9"><text:span text:style-name="T4"><text:tab/>abstract int getNoofGears();</text:span></text:p>
      <text:p text:style-name="P9"><text:span text:style-name="T4">}</text:span></text:p>
      <text:p text:style-name="P9"><text:span text:style-name="T3"><text:line-break/><text:tab/></text:span>3. Buatlah file Shape.java.<text:span text:style-name="T3"><text:line-break/><text:tab/></text:span>4. Edit file Shape.java dengan sintaks seperti ini :<text:span text:style-name="T5"><text:line-break/><text:line-break/></text:span><text:span text:style-name="T6">abstract class Shape {</text:span></text:p>
      <text:p text:style-name="P9"><text:span text:style-name="T6"><text:tab/>public String color;</text:span></text:p>
      <text:p text:style-name="P9"><text:span text:style-name="T6"><text:tab/>public Shape() {</text:span></text:p>
      <text:p text:style-name="P9"><text:span text:style-name="T6"><text:tab/>}</text:span></text:p>
      <text:p text:style-name="P9"><text:span text:style-name="T6"></text:span></text:p>
      <text:p text:style-name="P9"><text:span text:style-name="T6"><text:tab/>public void setColor(String c) {</text:span></text:p>
      <text:p text:style-name="P9"><text:span text:style-name="T6"><text:tab/><text:tab/>color = c;</text:span></text:p>
      <text:p text:style-name="P9"><text:span text:style-name="T6"><text:tab/>}</text:span></text:p>
      <text:p text:style-name="P9"><text:span text:style-name="T6"></text:span></text:p>
      <text:p text:style-name="P9"><text:span text:style-name="T6"><text:tab/>public String getColor() {</text:span></text:p>
      <text:p text:style-name="P9"><text:span text:style-name="T6"><text:tab/><text:tab/>return color;</text:span></text:p>
      <text:p text:style-name="P9"><text:span text:style-name="T6"><text:tab/>}</text:span></text:p>
      <text:p text:style-name="P9"><text:span text:style-name="T6"></text:span></text:p>
      <text:p text:style-name="P9"><text:span text:style-name="T6"><text:tab/>abstract public double area();</text:span></text:p>
      <text:p text:style-name="P9"><text:span text:style-name="T6">}<text:line-break/><text:line-break/><text:tab/></text:span><text:span text:style-name="T10">5. Bu</text:span><text:span text:style-name="T7">atlah file Point.java.<text:line-break/><text:tab/>6. Edit file Point.java dengan sintaks seperti ini :<text:line-break/><text:line-break/></text:span><text:span text:style-name="T6">public class Point extends Shape {</text:span></text:p>
      <text:p text:style-name="P2"><text:span text:style-name="T7"><text:tab/>static int x, y;</text:span></text:p>
      <text:p text:style-name="P2"><text:span text:style-name="T7"><text:tab/>public Point() {</text:span></text:p>
      <text:p text:style-name="P2"><text:soft-page-break/><text:span text:style-name="T7"><text:tab/><text:tab/>x = 0;</text:span></text:p>
      <text:p text:style-name="P2"><text:span text:style-name="T7"><text:tab/><text:tab/>y = 0;</text:span></text:p>
      <text:p text:style-name="P2"><text:span text:style-name="T7"><text:tab/>}</text:span></text:p>
      <text:p text:style-name="P2"><text:span text:style-name="T7"></text:span></text:p>
      <text:p text:style-name="P2"><text:span text:style-name="T7"><text:tab/>public double area() {</text:span></text:p>
      <text:p text:style-name="P2"><text:span text:style-name="T7"><text:tab/><text:tab/>return 0;</text:span></text:p>
      <text:p text:style-name="P2"><text:span text:style-name="T7"><text:tab/>}</text:span></text:p>
      <text:p text:style-name="P2"><text:span text:style-name="T7"></text:span></text:p>
      <text:p text:style-name="P2"><text:span text:style-name="T7"><text:tab/>public double perimeter() {</text:span></text:p>
      <text:p text:style-name="P2"><text:span text:style-name="T7"><text:tab/><text:tab/>return 0;</text:span></text:p>
      <text:p text:style-name="P2"><text:span text:style-name="T7"><text:tab/>}</text:span></text:p>
      <text:p text:style-name="P2"><text:span text:style-name="T7"></text:span></text:p>
      <text:p text:style-name="P2"><text:span text:style-name="T7"><text:tab/>public static void print() {</text:span></text:p>
      <text:p text:style-name="P2"><text:span text:style-name="T7"><text:tab/><text:tab/>System.out.println("point: " + x + "," + y);</text:span></text:p>
      <text:p text:style-name="P2"><text:span text:style-name="T7"><text:tab/>}</text:span></text:p>
      <text:p text:style-name="P2"><text:span text:style-name="T7"></text:span></text:p>
      <text:p text:style-name="P2"><text:span text:style-name="T7"><text:tab/>public static void main(String args[]) {</text:span></text:p>
      <text:p text:style-name="P2"><text:span text:style-name="T7"><text:tab/><text:tab/>Point p = new Point();</text:span></text:p>
      <text:p text:style-name="P2"><text:span text:style-name="T7"><text:tab/><text:tab/>p.print();</text:span></text:p>
      <text:p text:style-name="P2"><text:span text:style-name="T7"><text:tab/>}</text:span></text:p>
      <text:p text:style-name="P9"><text:span text:style-name="T6">}</text:span><text:span text:style-name="T7"><text:line-break/></text:span><text:span text:style-name="T6"><text:line-break/><text:tab/></text:span><text:span text:style-name="T10">7. Com</text:span><text:span text:style-name="T7">pile file Point.java menggunakan java compiler (javac) <text:line-break/><text:tab/> <text:s text:c="3"/>dengan -cp :<text:line-break/><text:line-break/><text:tab/><text:tab/></text:span><text:span text:style-name="T6">$ javac -cp ./;. Point.java</text:span><text:span text:style-name="T5"><text:line-break/><text:line-break/></text:span><text:span text:style-name="T10"><text:tab/>8. Setel</text:span><text:span text:style-name="T7">ah kompilasi berhasil, running file Point.java <text:line-break/><text:tab/> <text:s text:c="3"/>menggunakan perintah seperti berikut :<text:line-break/><text:tab/><text:line-break/><text:tab/><text:tab/></text:span><text:span text:style-name="T6">$ java -cp ./;. Point<text:line-break/><text:line-break/><text:tab/></text:span><text:span text:style-name="T10">9. Setelah run</text:span><text:span text:style-name="T7">ning berhasil, hasil output akan tampil seperti dibawah ini :</text:span><text:span text:style-name="T5"><text:line-break/><text:line-break/><text:tab/><text:tab/></text:span><text:span text:style-name="T6">point: 0,0<text:line-break/><text:line-break/></text:span></text:p>
      <text:p text:style-name="P11">Praktikum Soal 5</text:p>
      <text:p text:style-name="P11"/>
      <text:p text:style-name="P7"><text:span text:style-name="T7"><text:tab/></text:span><text:span text:style-name="T8">1. Buatlah file Mobil.java.</text:span></text:p>
      <text:p text:style-name="P9"><text:tab/>2. Edit file <text:span text:style-name="T7">Mobil</text:span>.java dengan sintaks seperti ini :<text:line-break/><text:line-break/><text:span text:style-name="T4">abstract public class Mobil {</text:span></text:p>
      <text:p text:style-name="P9"><text:span text:style-name="T4"><text:s/><text:tab/>public void injakPedalGas() {</text:span></text:p>
      <text:p text:style-name="P9"><text:span text:style-name="T4"></text:span></text:p>
      <text:p text:style-name="P9"><text:span text:style-name="T4"><text:tab/>}</text:span></text:p>
      <text:p text:style-name="P9"><text:span text:style-name="T4"></text:span></text:p>
      <text:p text:style-name="P9"><text:span text:style-name="T4"><text:tab/>public void injakRem() {</text:span></text:p>
      <text:p text:style-name="P9"><text:span text:style-name="T4"><text:s text:c="3"/><text:tab/><text:tab/>System.out.println("Mobil berhenti!");</text:span></text:p>
      <text:p text:style-name="P9"><text:soft-page-break/><text:span text:style-name="T4"><text:tab/>}</text:span></text:p>
      <text:p text:style-name="P9"><text:span text:style-name="T4">} <text:tab/></text:span><text:span text:style-name="T3"><text:line-break/></text:span><text:line-break/><text:tab/>3. <text:span text:style-name="T7">Buatlah file Kijang.java.</text:span></text:p>
      <text:p text:style-name="P9"><text:tab/>4. Edit file <text:span text:style-name="T7">Kijang</text:span>.java dengan sintaks seperti ini :<text:line-break/><text:line-break/><text:span text:style-name="T4">public class Kijang extends Mobil{</text:span></text:p>
      <text:p text:style-name="P9"><text:span text:style-name="T4"><text:tab/>public void injakPedalGas(){</text:span></text:p>
      <text:p text:style-name="P9"><text:span text:style-name="T4"><text:s/><text:tab/><text:tab/>System.out.println("Mobil Melaju dengan kecepatan 80 <text:tab/><text:tab/>Km/jam...");</text:span></text:p>
      <text:p text:style-name="P9"><text:span text:style-name="T4"><text:s/><text:tab/>}</text:span></text:p>
      <text:p text:style-name="P9"><text:span text:style-name="T4">}</text:span><text:tab/><text:line-break/><text:line-break/><text:tab/>5. <text:span text:style-name="T7">Buatlah file BMW.java.</text:span></text:p>
      <text:p text:style-name="P9"><text:tab/>6. Edit file <text:span text:style-name="T7">BMW</text:span>.java dengan sintaks seperti ini :<text:line-break/><text:line-break/><text:span text:style-name="T4">public class BMW extends Mobil {</text:span></text:p>
      <text:p text:style-name="P9"><text:span text:style-name="T4"><text:tab/>public void injakPedalGas(){</text:span></text:p>
      <text:p text:style-name="P9"><text:span text:style-name="T4"><text:s text:c="3"/><text:tab/><text:tab/>System.out.println("Mobil Melaju dengan kecepatan <text:line-break/><text:tab/><text:tab/>100 Km/jam...");</text:span></text:p>
      <text:p text:style-name="P9"><text:span text:style-name="T4"><text:s/><text:tab/>}</text:span></text:p>
      <text:p text:style-name="P9"><text:span text:style-name="T4">}<text:tab/></text:span><text:line-break/><text:line-break/><text:tab/>7. <text:span text:style-name="T7">Buatlah file TestMobil.java.<text:line-break/><text:tab/>8. Edit file TestMobil.java dengan sintaks seperti ini :<text:line-break/><text:line-break/></text:span><text:span text:style-name="T6">public class TestMobil {</text:span></text:p>
      <text:p text:style-name="P2"><text:span text:style-name="T7"><text:tab/>public static void main(String[] args){</text:span></text:p>
      <text:p text:style-name="P2"><text:span text:style-name="T7"><text:s text:c="2"/><text:tab/><text:tab/>Mobil mobil = new Mobil(){</text:span></text:p>
      <text:p text:style-name="P2"><text:span text:style-name="T7"><text:s text:c="3"/><text:tab/>public void injakPedalGas(){</text:span></text:p>
      <text:p text:style-name="P2"><text:span text:style-name="T7"><text:s text:c="4"/><text:tab/><text:tab/>System.out.println("Mobil berjalan...");</text:span></text:p>
      <text:p text:style-name="P2"><text:span text:style-name="T7"><text:s text:c="3"/><text:tab/>}</text:span></text:p>
      <text:p text:style-name="P2"><text:span text:style-name="T7"><text:s text:c="2"/><text:tab/>};</text:span></text:p>
      <text:p text:style-name="P2"><text:span text:style-name="T7"><text:s text:c="2"/></text:span></text:p>
      <text:p text:style-name="P2"><text:span text:style-name="T7"><text:s text:c="2"/><text:tab/><text:tab/>Kijang kijang = new Kijang();</text:span></text:p>
      <text:p text:style-name="P2"><text:span text:style-name="T7"><text:s text:c="2"/><text:tab/><text:tab/>BMW bmw = new BMW();</text:span></text:p>
      <text:p text:style-name="P2"><text:span text:style-name="T7"><text:s text:c="2"/></text:span></text:p>
      <text:p text:style-name="P2"><text:span text:style-name="T7"><text:s/><text:tab/><text:tab/>mobil.injakPedalGas();</text:span></text:p>
      <text:p text:style-name="P2"><text:span text:style-name="T7"><text:s text:c="2"/></text:span></text:p>
      <text:p text:style-name="P2"><text:span text:style-name="T7"><text:s text:c="2"/><text:tab/><text:tab/>mobil = kijang;</text:span></text:p>
      <text:p text:style-name="P2"><text:span text:style-name="T7"><text:s/><text:tab/><text:tab/>mobil.injakPedalGas();</text:span></text:p>
      <text:p text:style-name="P2"><text:span text:style-name="T7"><text:s text:c="2"/></text:span></text:p>
      <text:p text:style-name="P2"><text:span text:style-name="T7"><text:s/><text:tab/><text:tab/>mobil = bmw;</text:span></text:p>
      <text:p text:style-name="P2"><text:span text:style-name="T7"><text:s/><text:tab/><text:tab/>mobil.injakPedalGas();</text:span></text:p>
      <text:p text:style-name="P2"><text:span text:style-name="T7"><text:s/><text:tab/>}</text:span></text:p>
      <text:p text:style-name="P9"><text:span text:style-name="T6">}</text:span><text:span text:style-name="T7"><text:line-break/></text:span><text:span text:style-name="T3"><text:line-break/></text:span><text:tab/>9. Compile file <text:span text:style-name="T7">TestMobil</text:span>.java menggunakan java compiler (javac) dengan <text:line-break/><text:tab/> <text:s text:c="3"/>-cp :<text:line-break/><text:soft-page-break/><text:line-break/><text:tab/><text:tab/><text:span text:style-name="T4">$ javac -cp ./;. </text:span><text:span text:style-name="T6">TestMobil</text:span><text:span text:style-name="T4">.java</text:span><text:span text:style-name="T3"><text:line-break/><text:line-break/><text:tab/></text:span><text:span text:style-name="T9">10. Setelah komp</text:span>ilasi berhasil, running file <text:span text:style-name="T7">TestMobil</text:span>.java menggunakan</text:p>
      <text:p text:style-name="P9"><text:tab/> <text:s text:c="5"/>perintah seperti berikut :<text:line-break/><text:tab/><text:line-break/><text:tab/><text:tab/><text:span text:style-name="T6">$ java -cp ./;. TestMobil</text:span><text:line-break/><text:tab/><text:tab/></text:p>
      <text:p text:style-name="P10"><text:tab/>11. Setelah proses running berhasil, lihat hasil running, jika berhasil akan</text:p>
      <text:p text:style-name="P9"><text:span text:style-name="T7"><text:tab/> <text:s text:c="5"/>muncul tampilan seperti di bawah ini :<text:line-break/><text:line-break/><text:tab/><text:tab/></text:span><text:span text:style-name="T6">Mobil berjalan...</text:span></text:p>
      <text:p text:style-name="P9"><text:span text:style-name="T6"><text:tab/><text:tab/>Mobil Melaju dengan kecepatan 80 Km/jam...</text:span></text:p>
      <text:p text:style-name="P9"><text:span text:style-name="T6"><text:tab/><text:tab/>Mobil Melaju dengan kecepatan 100 Km/jam...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1-28T20:50:59</meta:creation-date>
    <dc:date>2011-11-28T21:56:33</dc:date>
    <dc:creator>izwan </dc:creator>
    <meta:editing-duration>PT00H49M14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9" meta:paragraph-count="237" meta:word-count="1114" meta:character-count="8362"/>
  </office:meta>
</office:document-meta>
</file>